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1.7134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295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9" table:default-cell-style-name="ce1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rq2</text:p>
          </table:table-cell>
          <table:table-cell office:value-type="string" calcext:value-type="string">
            <text:p>rq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ge_child</text:p>
          </table:table-cell>
          <table:table-cell office:value-type="string" calcext:value-type="string">
            <text:p>hs_age_year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e of the child at clinical assessmen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years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child</text:p>
          </table:table-cell>
          <table:table-cell office:value-type="string" calcext:value-type="string">
            <text:p>hs_no2_dy_hs_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one day before the test at total environments (home, school, other places and commutin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child</text:p>
          </table:table-cell>
          <table:table-cell office:value-type="string" calcext:value-type="string">
            <text:p>hs_nox_dy_hs_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one day before the test at total environments (home, school, other places and commutin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4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child</text:p>
          </table:table-cell>
          <table:table-cell office:value-type="string" calcext:value-type="string">
            <text:p>hs_pm10_dy_hs_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one day before the test at total environments (home, school, other places and commutin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5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child</text:p>
          </table:table-cell>
          <table:table-cell office:value-type="string" calcext:value-type="string">
            <text:p>hs_pm25_dy_hs_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one day before the test at total environments (home, school, other places and commutin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6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2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during 1st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2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during 2n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2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during 3r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x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during 1st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x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during 2n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nox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during 3r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10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during 1st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10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during 2n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10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during 3r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25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during 1st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25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during 2n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irPollution_preg</text:p>
          </table:table-cell>
          <table:table-cell office:value-type="string" calcext:value-type="string">
            <text:p>h_pm25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during 3rd trime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eastfeeding</text:p>
          </table:table-cell>
          <table:table-cell office:value-type="string" calcext:value-type="string">
            <text:p>h_b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breastfeeding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ever, ev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weigh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c_bmi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MI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Kg / m^2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c_h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ight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c_w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eight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kg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head_ci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ad circumference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midup_ar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id-upper arm circumference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racteristics_child</text:p>
          </table:table-cell>
          <table:table-cell office:value-type="string" calcext:value-type="string">
            <text:p>hs_wais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aist circumference of the chil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 (B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u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u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bu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 (BU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 (DE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 (DE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dtp_craw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 (D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e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 (DE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 (DM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 (DM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 (DM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dm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 (DM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et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et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et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 (ET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atrix_c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esticide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atrix_c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henol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atrix_c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bz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bz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bz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 (MBz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cp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cp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cp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 (MECP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 (MEH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 (ME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o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o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o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 (MEO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 (M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e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 (ME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i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i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i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 (Mi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n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n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mn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 (Mn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h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h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h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(OH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b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b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b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 (OXBE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o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o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oxo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(OXO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pr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pr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pr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 (PR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tr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trcs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hs_tr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 (TRC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can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ish (tuna, sardines, sprat) – 1/2 small ca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canfrui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ruit with syrup / nectars – 1 small bow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cook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oked or pureed vegetables (pumpkin, aubergine, green beans, spinach, carrots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fast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isits a fast food restaurant/take awa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s (orange, kiwi, mandarines, pears, apples, bananas, berries, melon, etc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oily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tty/oily fish (sardines, salmon, mackerel, tuna, trout, carp) – 1 small serving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om3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Omega-3 fatty aci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org_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organic foo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raw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aw vegetables (lettuce, tomato, onion, pepper, carrot, cucumber, etc) – 1 smal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sea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afood (shellfish, squid, shrimps) – 1 small serving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total_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ish and seafood (hs_canfish+hs_oilyfish+hs_whfish+hs_seafood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total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ruits (hs_canfruit+hs_dryfruit+hs_freshjuice+hs_fruits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total_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vegetables (hs_cookveg+hs_rawveg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vitd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Vitamin 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diet</text:p>
          </table:table-cell>
          <table:table-cell office:value-type="string" calcext:value-type="string">
            <text:p>hs_wh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n/white fish (flat fish, perch, fish cakes) – 1 small serving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cotinin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cotinin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cotinine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cotinin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NOT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globalex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Global exposure of the child to ETS (4 categorie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o exposure, exposure only outside, exposure only inside, exposure inside and outsid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matrix_c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cotinin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smk_parent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moking status of parents (both)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either, one, bo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d_smoking</text:p>
          </table:table-cell>
          <table:table-cell office:value-type="string" calcext:value-type="string">
            <text:p>hs_tob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ich of the following best describes your consumption of tobacco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table:number-columns-repeated="2" office:value-type="string" calcext:value-type="string">
            <text:p>coho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hort name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eatinine</text:p>
          </table:table-cell>
          <table:table-cell office:value-type="string" calcext:value-type="string">
            <text:p>hs_creatinine_c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in chil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vFactors_visit</text:p>
          </table:table-cell>
          <table:table-cell office:value-type="string" calcext:value-type="string">
            <text:p>hs_healthc_tda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health on the day of assessment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rmal, Health proble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vFactors_visit</text:p>
          </table:table-cell>
          <table:table-cell office:value-type="string" calcext:value-type="string">
            <text:p>hs_moo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ood of the child in the last few days before assessment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Usual, Not usu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vFactors_visit</text:p>
          </table:table-cell>
          <table:table-cell office:value-type="string" calcext:value-type="string">
            <text:p>hs_noi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Noise on the day of assessment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noise, Some noise, Nois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vFactors_visit</text:p>
          </table:table-cell>
          <table:table-cell office:value-type="string" calcext:value-type="string">
            <text:p>hs_rest_nt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rested the night before assessment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t as well as usua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thnicity_child</text:p>
          </table:table-cell>
          <table:table-cell office:value-type="string" calcext:value-type="string">
            <text:p>h_ethnicity_c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Which is the ethnicity of the child?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African, Asian, Caucasian, Native_American, Other, Pakistani, White_notEuropea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thnicity_mother</text:p>
          </table:table-cell>
          <table:table-cell office:value-type="string" calcext:value-type="string">
            <text:p>h_ethnicity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Which is the ethnicity of the mother?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FAS_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Family Affluence Scale (FAS II) categorical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Low, Middle, Hig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FAS_scor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mily Affluence Scale (FAS II) continuo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hs_c_roo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child have his / her own room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shares with parents / caregiver, No shares with sibling(s)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hs_fam_ca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family have a car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, Yes, Yes two or mor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hs_financ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How well would you say your family is managing financially these days?</text:p>
          </table:table-cell>
          <table:table-cell office:value-type="string" calcext:value-type="string">
            <text:p>1,2,3,4,5,6</text:p>
          </table:table-cell>
          <table:table-cell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milySEP</text:p>
          </table:table-cell>
          <table:table-cell office:value-type="string" calcext:value-type="string">
            <text:p>hs_wrk_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at is your current employment status (mother)?</text:p>
          </table:table-cell>
          <table:table-cell office:value-type="string" calcext:value-type="string">
            <text:p>1,2,3,4,5,6,7,8</text:p>
          </table:table-cell>
          <table:table-cell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bh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head circumferenc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b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length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weigh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ga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mbination of the three previous variabl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gal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MP-based G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gam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A registered by the maternity record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stational_age</text:p>
          </table:table-cell>
          <table:table-cell office:value-type="string" calcext:value-type="string">
            <text:p>e3_gaul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stational age estimated using ultrasound measurements if there were performed before 20 weeks of gestatio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(symptom-specific factor)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pfact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GP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neral psychopathology factor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pfact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A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accura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ccuracy_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aler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erting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enter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enter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enter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enter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mision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mmission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nflic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nflict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ngruent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ngruent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correct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of correc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ouble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ouble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ouble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ouble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Af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ffective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An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nxiety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Co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Conduct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Opo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Oppositional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Somatic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DSM_TDA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DHD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A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nxious/depresse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Ag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gressive behavio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At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ttention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No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ule-Breaking behavio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O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ther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P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ought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R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ithdrawn/Depresse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So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cial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Esc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matic complaint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Gen_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scal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Gen_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scal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Gen_To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problem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_mea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2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an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2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dian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hitrts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Standard Erro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incongruent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in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incongruent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in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missing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ing respons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c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fa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hit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1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2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miss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3-bac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o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o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o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no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one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spons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orien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orienting_end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ndogenous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orienting_ex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xogenous networ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spatial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spatial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and congruent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spatial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spatial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trial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time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orking tim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hs_zero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incorrect respons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(symptom-specific factor)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pfact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Alcohol_preg</text:p>
          </table:table-cell>
          <table:table-cell office:value-type="string" calcext:value-type="string">
            <text:p>e3_alcpreg_1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w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Alcohol_preg</text:p>
          </table:table-cell>
          <table:table-cell office:value-type="string" calcext:value-type="string">
            <text:p>e3_alcpreg_1g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d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Alcohol_preg</text:p>
          </table:table-cell>
          <table:table-cell office:value-type="string" calcext:value-type="string">
            <text:p>e3_alcpreg_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cool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lasses / week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Alcohol_preg</text:p>
          </table:table-cell>
          <table:table-cell office:value-type="string" calcext:value-type="string">
            <text:p>e3_alcpreg_y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cereal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real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dairy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airy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fastfood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st food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fish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ish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frui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legume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gume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mea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t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Diet_preg</text:p>
          </table:table-cell>
          <table:table-cell office:value-type="string" calcext:value-type="string">
            <text:p>h_veg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egetables consumption during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edu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edum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 in 3 categorie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edup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rental education in 3 categorie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marit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rital statu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living with the father, Living alone, Other situatio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EP_preg</text:p>
          </table:table-cell>
          <table:table-cell office:value-type="string" calcext:value-type="string">
            <text:p>e3_s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ocioeconomic status of the parents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Low income, Medium income, High incom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cigd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1st trimester of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cigd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2nd trimester of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cigd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3rd trimester of pregnancy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yn_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yn_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1st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yn_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2n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asmokyn_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3r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psmokany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psmok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1st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psmok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2n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e3_psmok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3r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1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1 year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2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2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3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3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4_5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-5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4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6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6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7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7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8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nalSmoking_preg</text:p>
          </table:table-cell>
          <table:table-cell office:value-type="string" calcext:value-type="string">
            <text:p>h_pass_smok_8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uropsychologicalDiagnosis_child</text:p>
          </table:table-cell>
          <table:table-cell office:value-type="string" calcext:value-type="string">
            <text:p>hs_neuro_dia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ny previous child neuropsychological diagnosi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, Y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europsychological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a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a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a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d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d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d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hol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holesterol in plas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u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u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cu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H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h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k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k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k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l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l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l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atrix_c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lipid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atrix_c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m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n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n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na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b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b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b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hosph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hosph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hospholipid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hospho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phospholipids in plas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phosph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s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s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s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l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otch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otch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ota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otch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otfat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otal fat in plas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riglyc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riglyc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glyceride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riglyc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riglycerides in plasm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triglyc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z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z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child</text:p>
          </table:table-cell>
          <table:table-cell office:value-type="string" calcext:value-type="string">
            <text:p>hs_z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a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a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u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u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u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bu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d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d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n-smokers, SHS smokers, Smokers</text:p>
          </table:table-cell>
          <table:table-cell office:value-type="string" calcext:value-type="string">
            <text:p>Values &lt;LOD or cotinine levels &lt;18.5 µg/L, Cotinine levels ≥18.5-50 µg/L, Cotinine levels &gt;50 µg/L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o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rea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rea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rea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reatinine_m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rea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e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u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cu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e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dm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et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et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et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et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h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h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k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k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o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rea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meta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esticid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eno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laboratory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thalat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o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rea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esticid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eno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atrix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bz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bz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bz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cp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cp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cp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o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o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o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e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i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i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i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n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m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n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n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h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h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h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h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b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b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b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b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o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o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o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oxo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b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b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r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r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r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pr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s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s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sumDEHPm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sumDEHPm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o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rea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meta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meta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esticid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eno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iming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thalat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l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l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r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rcs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adjusted for creatini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r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trcs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raw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z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Chemicals_preg</text:p>
          </table:table-cell>
          <table:table-cell office:value-type="string" calcext:value-type="string">
            <text:p>hs_z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ternalSEP_preg</text:p>
          </table:table-cell>
          <table:table-cell office:value-type="string" calcext:value-type="string">
            <text:p>e3_edu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ternalSEP_preg</text:p>
          </table:table-cell>
          <table:table-cell office:value-type="string" calcext:value-type="string">
            <text:p>e3_eduf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 in 3 categorie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alityTesting_child</text:p>
          </table:table-cell>
          <table:table-cell office:value-type="string" calcext:value-type="string">
            <text:p>hs_qual_tes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Quality of the testing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rmal, Some problems, Not us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son_visit</text:p>
          </table:table-cell>
          <table:table-cell office:value-type="string" calcext:value-type="string">
            <text:p>hs_date_ne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tes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d/mm/yyyy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x_child</text:p>
          </table:table-cell>
          <table:table-cell office:value-type="string" calcext:value-type="string">
            <text:p>e3_sex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’s sex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Male, Fema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me_lastMeal</text:p>
          </table:table-cell>
          <table:table-cell office:value-type="string" calcext:value-type="string">
            <text:p>hs_dift_mealbl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fference between blood time extraction and last meal time (raw)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me_lastMeal</text:p>
          </table:table-cell>
          <table:table-cell office:value-type="string" calcext:value-type="string">
            <text:p>hs_dift_mealblood_i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mputed difference between blood time extraction and last meal time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ype_sample</text:p>
          </table:table-cell>
          <table:table-cell office:value-type="string" calcext:value-type="string">
            <text:p>hs_sample_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ype of urine sample collection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CUX, MUX, NUX</text:p>
          </table:table-cell>
          <table:table-cell office:value-type="string" calcext:value-type="string">
            <text:p>Combined urine night and morning, Morning urine, Night ur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Sheet1.A1:Sheet1.M49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JL</meta:initial-creator>
    <meta:creation-date>2016-08-18T13:39:56Z</meta:creation-date>
    <dc:date>2023-10-09T08:52:46.603240159</dc:date>
    <meta:editing-duration>P2DT17H16M38S</meta:editing-duration>
    <meta:editing-cycles>12</meta:editing-cycles>
    <meta:document-statistic meta:table-count="1" meta:cell-count="6487" meta:object-count="0"/>
  </office:meta>
</office:document-meta>
</file>